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95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2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Volume (mètres cubes)</text:p>
          </table:table-cell>
          <table:table-cell table:style-name="ce10" office:value-type="float" office:value="13.85" calcext:value-type="float">
            <text:p>13,85</text:p>
          </table:table-cell>
          <table:table-cell table:style-name="ce13" office:value-type="float" office:value="22.15" calcext:value-type="float">
            <text:p>22,15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11" office:value-type="string" calcext:value-type="string">
            <text:p>Hauteur (mètres)</text:p>
          </table:table-cell>
          <table:table-cell table:style-name="ce17" office:value-type="float" office:value="5.3" calcext:value-type="float">
            <text:p>5,30</text:p>
          </table:table-cell>
          <table:table-cell table:style-name="ce17" office:value-type="float" office:value="12.17" calcext:value-type="float">
            <text:p>12,17</text:p>
          </table:table-cell>
          <table:table-cell table:style-name="ce17" office:value-type="float" office:value="5.2" calcext:value-type="float">
            <text:p>5,20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3.96" calcext:value-type="float">
            <text:p>3,96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Surface (mètres carrés)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Surface Totale (mètres carrés)</text:p>
          </table:table-cell>
          <table:table-cell table:style-name="ce22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e volume est le produit de la surface par la hauteur :</text:p>
              <text:p text:style-name="P1"/>
              <text:p text:style-name="P1">Volume = Surface * Hauteu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21:45.26468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14T17:22:37.203196200</dc:date>
    <meta:editing-duration>PT2H19M38S</meta:editing-duration>
    <meta:editing-cycles>31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